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124900000898848406DC.png" manifest:media-type="image/png"/>
  <manifest:file-entry manifest:full-path="Pictures/1000020100000268000003693C8F45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80pt" style:font-size-asian="80pt" style:font-size-complex="80pt"/>
    </style:style>
    <style:style style:name="P2" style:family="paragraph" style:parent-style-name="Standard">
      <style:paragraph-properties fo:text-align="center" style:justify-single-word="false"/>
      <style:text-properties fo:color="#800000" style:font-name="Ubuntu" fo:font-size="79pt" fo:font-weight="bold" style:font-size-asian="79pt" style:font-weight-asian="bold" style:font-size-complex="7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heschülerzirkel</text:p>
      <text:p text:style-name="P1"><draw:frame draw:style-name="fr1" draw:name="Grafik2" text:anchor-type="paragraph" svg:x="-0.462cm" svg:y="1.358cm" svg:width="18.165cm" svg:height="8.537cm" draw:z-index="1"><draw:image xlink:href="Pictures/100002010000124900000898848406DC.png" xlink:type="simple" xlink:show="embed" xlink:actuate="onLoad"/></draw:frame><draw:frame draw:style-name="fr1" draw:name="Grafik1" text:anchor-type="paragraph" svg:x="19.482cm" svg:y="1.39cm" svg:width="6.04cm" svg:height="8.558cm" draw:z-index="0"><draw:image xlink:href="Pictures/1000020100000268000003693C8F45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09:24:05</meta:creation-date>
    <meta:print-date>2013-11-07T09:32:34</meta:print-date>
    <dc:date>2013-11-07T09:34:35</dc:date>
    <meta:editing-duration>P0D</meta:editing-duration>
    <meta:editing-cycles>1</meta:editing-cycles>
    <meta:document-statistic meta:table-count="0" meta:image-count="2" meta:object-count="0" meta:page-count="1" meta:paragraph-count="1" meta:word-count="1" meta:character-count="18" meta:non-whitespace-character-count="18"/>
    <meta:generator>LibreOffice/3.5$Linux_X86_64 LibreOffice_project/350m1$Build-2</meta:generator>
  </office:meta>
</office:document-meta>
</file>